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26.9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76.1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69">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17pt" draw:z-index="4" draw:style-name="gr3" draw:text-style-name="P3" svg:width="39.74pt" svg:height="15.05pt" svg:x="22.08pt" svg:y="18.54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36pt" draw:z-index="5" draw:style-name="gr3" draw:text-style-name="P3" svg:width="39.49pt" svg:height="15.05pt" svg:x="64.26pt" svg:y="15.7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6">00/00/0000</text:date>, <text:time style:data-style-name="N2" text:time-value="09:51:27.7022347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16T14:42:14.928244317</dc:date>
    <meta:editing-duration>P68DT5H29M7S</meta:editing-duration>
    <meta:editing-cycles>2897</meta:editing-cycles>
    <meta:generator>LibreOffice/6.0.7.3$Linux_X86_64 LibreOffice_project/00m0$Build-3</meta:generator>
    <meta:document-statistic meta:table-count="2" meta:cell-count="50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